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9f5e" officeooo:paragraph-rsid="00109f5e" style:font-size-asian="15.75pt" style:font-size-complex="18pt"/>
    </style:style>
    <style:style style:name="P2" style:family="paragraph" style:parent-style-name="Standard">
      <style:text-properties fo:font-size="18pt" officeooo:rsid="001249bb" officeooo:paragraph-rsid="001249bb" style:font-size-asian="15.75pt" style:font-size-complex="18pt"/>
    </style:style>
    <style:style style:name="P3" style:family="paragraph" style:parent-style-name="Standard">
      <style:text-properties fo:font-size="18pt" officeooo:rsid="00133a8f" officeooo:paragraph-rsid="00133a8f" style:font-size-asian="15.75pt" style:font-size-complex="18pt"/>
    </style:style>
    <style:style style:name="T1" style:family="text">
      <style:text-properties officeooo:rsid="00109f5e"/>
    </style:style>
    <style:style style:name="T2" style:family="text">
      <style:text-properties officeooo:rsid="001249bb"/>
    </style:style>
    <style:style style:name="T3" style:family="text">
      <style:text-properties officeooo:rsid="001446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program to accept the following user and inputs:</text:p>
      <text:p text:style-name="P1"><text:tab/>+full name of a person (Firstname and Lastname) seperated by <text:tab/>a space</text:p>
      <text:p text:style-name="P1"><text:tab/>+Age of a person</text:p>
      <text:p text:style-name="P1"><text:tab/>+password of a person</text:p>
      <text:p text:style-name="P1">→ name needs to be validated:</text:p>
      <text:p text:style-name="P1"><text:tab/>+The first letter of first name and last name needs to be <text:tab/>capitalized.</text:p>
      <text:p text:style-name="P1"><text:tab/>For example: Neak Panhboth</text:p>
      <text:p text:style-name="P1"><text:tab/>+The total length needs to be more than 4 characters</text:p>
      <text:p text:style-name="P1">→ Age also needs to be validated:</text:p>
      <text:p text:style-name="P1"><text:tab/>+It has to be positive integer</text:p>
      <text:p text:style-name="P1"><text:tab/>+It has to be more than 1</text:p>
      <text:p text:style-name="P1"><text:tab/>For example: 5</text:p>
      <text:p text:style-name="P1">→ Password also needs to be validated:</text:p>
      <text:p text:style-name="P1"><text:tab/>+It has to contain a number and a <text:span text:style-name="T2">capital letter</text:span></text:p>
      <text:p text:style-name="P1"><text:tab/><text:span text:style-name="T2">+The length needs to be more than 8</text:span></text:p>
      <text:p text:style-name="P1"><text:tab/><text:span text:style-name="T2">For example: Cambodia</text:span></text:p>
      <text:p text:style-name="P1">→ If any of the conditions above fails, print “Invalid input”</text:p>
      <text:p text:style-name="P1">→ If all passes, print “<text:span text:style-name="T2">Registered</text:span> successfully”</text:p>
      <text:p text:style-name="P1">→<text:span text:style-name="T2"> Input pattern:</text:span></text:p>
      <text:p text:style-name="P2">Name</text:p>
      <text:p text:style-name="P2">Age</text:p>
      <text:p text:style-name="P2">Password</text:p>
      <text:p text:style-name="P1">→<text:span text:style-name="T2"> Sample input 1:</text:span></text:p>
      <text:p text:style-name="P2">Neak Panhboth </text:p>
      <text:p text:style-name="P2">20 </text:p>
      <text:p text:style-name="P2">Cambodia</text:p>
      <text:p text:style-name="P2">→ Sample output 1:</text:p>
      <text:p text:style-name="P2">Registered successfully</text:p>
      <text:p text:style-name="P2">→ Sample input 2:</text:p>
      <text:p text:style-name="P2">ly Daneth </text:p>
      <text:p text:style-name="P2"><text:soft-page-break/>12 </text:p>
      <text:p text:style-name="P2">hehehehehehe</text:p>
      <text:p text:style-name="P2">→ Sample output 2:</text:p>
      <text:p text:style-name="P2">Invalid input</text:p>
      <text:p text:style-name="P2">→ Sample input 3:</text:p>
      <text:p text:style-name="P2">Phatma Deborey</text:p>
      <text:p text:style-name="P2">-4</text:p>
      <text:p text:style-name="P2">MynameisPhatma</text:p>
      <text:p text:style-name="P2">→ Sample output 3:</text:p>
      <text:p text:style-name="P2">Invalid input</text:p>
      <text:p text:style-name="P2"/>
      <text:p text:style-name="P3">2. Write a program to accept a four digit code and perform the following operations:</text:p>
      <text:p text:style-name="P3">→ If it contains zero, print “Invalid input”</text:p>
      <text:p text:style-name="P3">→ <text:s/>If the it is more or less than four digits, print “Invalid input”</text:p>
      <text:p text:style-name="P3">→ <text:s/>If it is exactly four digits, do the following:</text:p>
      <text:p text:style-name="P3"><text:tab/>+For every odd number, + 2</text:p>
      <text:p text:style-name="P3"><text:span text:style-name="T1"><text:tab/></text:span>+For every even number, <text:s/>- 1</text:p>
      <text:p text:style-name="P3"><text:span text:style-name="T1"><text:tab/></text:span>+Print the result</text:p>
      <text:p text:style-name="P3"><text:span text:style-name="T1">→</text:span> Sample input 1:</text:p>
      <text:p text:style-name="P3">1234</text:p>
      <text:p text:style-name="P3"><text:span text:style-name="T1">→</text:span> Sample output 1:</text:p>
      <text:p text:style-name="P3">3153</text:p>
      <text:p text:style-name="P3">→ Sample input 2:</text:p>
      <text:p text:style-name="P3">0456</text:p>
      <text:p text:style-name="P3">→ Sample output 2:</text:p>
      <text:p text:style-name="P3">Invalid input</text:p>
      <text:p text:style-name="P3">→ Sample input 3:</text:p>
      <text:p text:style-name="P3">12345</text:p>
      <text:p text:style-name="P3">→ Sample output 3:</text:p>
      <text:p text:style-name="P3">Invalid input</text:p>
      <text:p text:style-name="P3"/>
      <text:p text:style-name="P3"><text:soft-page-break/>3. Write a python program to accept a list input of positive even and odd integers and perform the following operation:</text:p>
      <text:p text:style-name="P3">→ if the list contains a negative integer, print “Invalid input”</text:p>
      <text:p text:style-name="P3">→ If not, do the following:</text:p>
      <text:p text:style-name="P3"><text:tab/>+Add even numbers to a new list</text:p>
      <text:p text:style-name="P3"><text:tab/>+Add odd numbers to a new list</text:p>
      <text:p text:style-name="P3"><text:tab/>+Display both the list</text:p>
      <text:p text:style-name="P3"><text:tab/>+Display the minimum and maximum in the each list</text:p>
      <text:p text:style-name="P3">→ Sample input 1:</text:p>
      <text:p text:style-name="P3">1 2 3 4 5</text:p>
      <text:p text:style-name="P3">→ Sample output 1:</text:p>
      <text:p text:style-name="P3">even: 2 4</text:p>
      <text:p text:style-name="P3">max: 4</text:p>
      <text:p text:style-name="P3">min: 2</text:p>
      <text:p text:style-name="P3">odd: 1 3 5</text:p>
      <text:p text:style-name="P3">max: 5</text:p>
      <text:p text:style-name="P3">min: 1</text:p>
      <text:p text:style-name="P3">→ Sample input 2:</text:p>
      <text:p text:style-name="P3">1 -2 4 5 6 7 8 9</text:p>
      <text:p text:style-name="P3">→ Sample output 2:</text:p>
      <text:p text:style-name="P3">Invalid input</text:p>
      <text:p text:style-name="P3"/>
      <text:p text:style-name="P3">4. Write a program to create a Student class with the following criteria:</text:p>
      <text:p text:style-name="P3">→ Constructor that takes name, age, id as parameters then stores in class variables</text:p>
      <text:p text:style-name="P3">→ A greet() function that prints “Hello my name is {name}, and I am {age} years old. My id is {id}”</text:p>
      <text:p text:style-name="P3"/>
      <text:p text:style-name="P3">5. Write a program to perform the following operation:</text:p>
      <text:p text:style-name="P3">→<text:span text:style-name="T3"> Accept input for matrix dimension (2x2 or 3x3 or 4x4 or 5x5 ….)</text:span></text:p>
      <text:p text:style-name="P3">→ <text:span text:style-name="T3">Accept input for 2 matrices (2 dimensional list/array)</text:span></text:p>
      <text:p text:style-name="P3"><text:soft-page-break/>→<text:span text:style-name="T3"> Display the matrix</text:span></text:p>
      <text:p text:style-name="P3">→<text:span text:style-name="T3"> Perform addition operation on it</text:span></text:p>
      <text:p text:style-name="P3">→<text:span text:style-name="T3"> print the new matrix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08:32:51.804237386</meta:creation-date>
    <dc:date>2020-02-01T09:08:18.086875268</dc:date>
    <meta:editing-duration>PT8M35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4" meta:paragraph-count="88" meta:word-count="481" meta:character-count="2444" meta:non-whitespace-character-count="2023"/>
  </office:meta>
</office:document-meta>
</file>